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</office:font-face-decls>
  <office:automatic-styles>
    <style:style style:name="P1" style:family="paragraph" style:parent-style-name="Standard">
      <style:text-properties style:font-name="Source Code Pro" fo:font-size="10pt" fo:font-weight="normal" style:font-size-asian="10pt" style:font-weight-asian="normal" style:font-size-complex="10pt" style:font-weight-complex="normal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T1" style:family="text">
      <style:text-properties style:font-name="Droid Sans"/>
    </style:style>
    <style:style style:name="T2" style:family="text">
      <style:text-properties style:font-name="Source Code Pro"/>
    </style:style>
    <style:style style:name="T3" style:family="text">
      <style:text-properties style:font-name="Source Code Pro" fo:font-size="10pt" style:font-size-asian="10pt" style:font-size-complex="10pt"/>
    </style:style>
    <style:style style:name="T4" style:family="text">
      <style:text-properties style:font-name="Source Code Pro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Source Code Pro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5">1. </text:span><text:span text:style-name="Strong_20_Emphasis"><text:span text:style-name="T5">Customer Management:</text:span></text:span></text:h>
      <text:list text:style-name="L1">
        <text:list-item>
          <text:p text:style-name="P2"><text:span text:style-name="Strong_20_Emphasis"><text:span text:style-name="T5">Business Requirement</text:span></text:span><text:span text:style-name="T5">: Efficiently manage customer data, including personal information, preferences, and purchase history, to enhance customer relationships and provide personalized services.</text:span></text:p>
        </text:list-item>
      </text:list>
      <text:h text:style-name="Heading_20_3" text:outline-level="3"><text:span text:style-name="T5">2. </text:span><text:span text:style-name="Strong_20_Emphasis"><text:span text:style-name="T5">Sales Tracking:</text:span></text:span></text:h>
      <text:list text:style-name="L2">
        <text:list-item>
          <text:p text:style-name="P3"><text:span text:style-name="Strong_20_Emphasis"><text:span text:style-name="T5">Business Requirement</text:span></text:span><text:span text:style-name="T5">: Monitor and analyze sales transactions, sales representatives' performance, and customer purchase patterns to optimize sales strategies and revenue generation.</text:span></text:p>
        </text:list-item>
      </text:list>
      <text:h text:style-name="Heading_20_3" text:outline-level="3"><text:span text:style-name="T5">3. </text:span><text:span text:style-name="Strong_20_Emphasis"><text:span text:style-name="T5">Task Management:</text:span></text:span></text:h>
      <text:list text:style-name="L3">
        <text:list-item>
          <text:p text:style-name="P4"><text:span text:style-name="Strong_20_Emphasis"><text:span text:style-name="T5">Business Requirement</text:span></text:span><text:span text:style-name="T5">: Assign, schedule, and track tasks and activities related to customers, employees, and projects to ensure timely follow-ups, efficient workflows, and improved productivity.</text:span></text:p>
        </text:list-item>
      </text:list>
      <text:h text:style-name="Heading_20_3" text:outline-level="3"><text:span text:style-name="T5">4. </text:span><text:span text:style-name="Strong_20_Emphasis"><text:span text:style-name="T5">Communication History:</text:span></text:span></text:h>
      <text:list text:style-name="L4">
        <text:list-item>
          <text:p text:style-name="P5"><text:span text:style-name="Strong_20_Emphasis"><text:span text:style-name="T5">Business Requirement</text:span></text:span><text:span text:style-name="T5">: Record and store communication history between employees and customers, enabling seamless communication, better customer service, and accurate documentation of interactions.</text:span></text:p>
        </text:list-item>
      </text:list>
      <text:h text:style-name="Heading_20_3" text:outline-level="3"><text:span text:style-name="T5">5. </text:span><text:span text:style-name="Strong_20_Emphasis"><text:span text:style-name="T5">Opportunity Management:</text:span></text:span></text:h>
      <text:list text:style-name="L5">
        <text:list-item>
          <text:p text:style-name="P6"><text:span text:style-name="Strong_20_Emphasis"><text:span text:style-name="T5">Business Requirement</text:span></text:span><text:span text:style-name="T5">: Track potential sales opportunities, evaluate their likelihood of conversion, and manage the sales pipeline effectively to maximize revenue and prioritize leads.</text:span></text:p>
        </text:list-item>
      </text:list>
      <text:h text:style-name="Heading_20_3" text:outline-level="3"><text:span text:style-name="T5">6. </text:span><text:span text:style-name="Strong_20_Emphasis"><text:span text:style-name="T5">Inventory and Product Management:</text:span></text:span></text:h>
      <text:list text:style-name="L6">
        <text:list-item>
          <text:p text:style-name="P7"><text:span text:style-name="Strong_20_Emphasis"><text:span text:style-name="T5">Business Requirement</text:span></text:span><text:span text:style-name="T5">: Manage product details, inventory levels, and categorization to ensure accurate order processing, optimal stock levels, and streamlined product management.</text:span></text:p>
        </text:list-item>
      </text:list>
      <text:h text:style-name="Heading_20_3" text:outline-level="3"><text:span text:style-name="T5">7. </text:span><text:span text:style-name="Strong_20_Emphasis"><text:span text:style-name="T5">Billing and Invoicing:</text:span></text:span></text:h>
      <text:list text:style-name="L7">
        <text:list-item>
          <text:p text:style-name="P8"><text:span text:style-name="Strong_20_Emphasis"><text:span text:style-name="T5">Business Requirement</text:span></text:span><text:span text:style-name="T5">: Generate invoices, track payment statuses, and manage billing information to ensure timely payments, accurate financial records, and efficient accounts receivable management.</text:span></text:p>
        </text:list-item>
      </text:list>
      <text:h text:style-name="Heading_20_3" text:outline-level="3"><text:span text:style-name="T5">8. </text:span><text:span text:style-name="Strong_20_Emphasis"><text:span text:style-name="T5">User Access and Security:</text:span></text:span></text:h>
      <text:list text:style-name="L8">
        <text:list-item>
          <text:p text:style-name="P9"><text:span text:style-name="Strong_20_Emphasis"><text:span text:style-name="T5">Business Requirement</text:span></text:span><text:span text:style-name="T5">: Implement secure user authentication, access control, and user role management to safeguard sensitive customer data and ensure authorized access to the CRM system.</text:span></text:p>
        </text:list-item>
      </text:list>
      <text:h text:style-name="Heading_20_3" text:outline-level="3"><text:span text:style-name="T5">9. </text:span><text:span text:style-name="Strong_20_Emphasis"><text:span text:style-name="T5">Feedback and Review Analysis:</text:span></text:span></text:h>
      <text:list text:style-name="L9">
        <text:list-item>
          <text:p text:style-name="P10"><text:span text:style-name="Strong_20_Emphasis"><text:span text:style-name="T5">Business Requirement</text:span></text:span><text:span text:style-name="T5">: Capture and analyze customer feedback and reviews to gauge customer satisfaction, identify areas for improvement, and enhance product/service offerings based on customer preferences.</text:span></text:p>
        </text:list-item>
      </text:list>
      <text:h text:style-name="Heading_20_3" text:outline-level="3"><text:soft-page-break/><text:span text:style-name="T5">10. </text:span><text:span text:style-name="Strong_20_Emphasis"><text:span text:style-name="T5">Lead Management:</text:span></text:span></text:h>
      <text:list text:style-name="L10">
        <text:list-item>
          <text:p text:style-name="P11"><text:span text:style-name="Strong_20_Emphasis"><text:span text:style-name="T5">Business Requirement</text:span></text:span><text:span text:style-name="T5">: Capture and organize potential customer information, qualify leads, and nurture them through the sales funnel to convert leads into paying customers.</text:span></text:p>
        </text:list-item>
      </text:list>
      <text:h text:style-name="Heading_20_3" text:outline-level="3"><text:span text:style-name="T5">11. </text:span><text:span text:style-name="Strong_20_Emphasis"><text:span text:style-name="T5">Activity Tracking:</text:span></text:span></text:h>
      <text:list text:style-name="L11">
        <text:list-item>
          <text:p text:style-name="P12"><text:span text:style-name="Strong_20_Emphasis"><text:span text:style-name="T5">Business Requirement</text:span></text:span><text:span text:style-name="T5">: Monitor various activities, such as customer interactions, employee engagements, and customer service efforts, to assess team performance, customer satisfaction, and service quality.</text:span></text:p>
        </text:list-item>
      </text:list>
      <text:h text:style-name="Heading_20_3" text:outline-level="3"><text:span text:style-name="T5">12. </text:span><text:span text:style-name="Strong_20_Emphasis"><text:span text:style-name="T5">Geographical Segmentation:</text:span></text:span></text:h>
      <text:list text:style-name="L12">
        <text:list-item>
          <text:p text:style-name="P13"><text:span text:style-name="Strong_20_Emphasis"><text:span text:style-name="T5">Business Requirement</text:span></text:span><text:span text:style-name="T5">: Capture location-based data to segment customers geographically, allowing targeted marketing efforts, localized promotions, and region-specific customer engagement strategies.</text:span></text:p>
        </text:list-item>
      </text:list>
      <text:h text:style-name="Heading_20_3" text:outline-level="3"><text:span text:style-name="T5">13. </text:span><text:span text:style-name="Strong_20_Emphasis"><text:span text:style-name="T5">Financial Reporting:</text:span></text:span></text:h>
      <text:list text:style-name="L13">
        <text:list-item>
          <text:p text:style-name="P14"><text:span text:style-name="Strong_20_Emphasis"><text:span text:style-name="T5">Business Requirement</text:span></text:span><text:span text:style-name="T5">: Aggregate financial data, including sales revenue, invoices, and payments, to generate comprehensive financial reports, track financial performance, and facilitate data-driven decision-making.</text:span></text:p>
        </text:list-item>
      </text:list>
      <text:h text:style-name="Heading_20_3" text:outline-level="3"><text:span text:style-name="T5">14. </text:span><text:span text:style-name="Strong_20_Emphasis"><text:span text:style-name="T5">Product Analysis and Recommendation:</text:span></text:span></text:h>
      <text:list text:style-name="L14">
        <text:list-item>
          <text:p text:style-name="P15"><text:span text:style-name="Strong_20_Emphasis"><text:span text:style-name="T5">Business Requirement</text:span></text:span><text:span text:style-name="T5">: Categorize products, analyze sales patterns, and utilize product categorization for recommendation systems, enhancing cross-selling and upselling opportunities.</text:span></text:p>
        </text:list-item>
      </text:list>
      <text:h text:style-name="Heading_20_3" text:outline-level="3"><text:span text:style-name="T5">15. </text:span><text:span text:style-name="Strong_20_Emphasis"><text:span text:style-name="T5">Employee Performance Evaluation:</text:span></text:span></text:h>
      <text:list text:style-name="L15">
        <text:list-item>
          <text:p text:style-name="P16"><text:span text:style-name="Strong_20_Emphasis"><text:span text:style-name="T5">Business Requirement</text:span></text:span><text:span text:style-name="T5">: Track employee activities, tasks completed, and customer interactions to assess individual and team performance, identify training needs, and recognize top-performing employees.</text:span>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13:45:31.137887250</meta:creation-date>
    <dc:date>2023-11-04T13:46:35.816804820</dc:date>
    <meta:editing-duration>PT1M5S</meta:editing-duration>
    <meta:editing-cycles>1</meta:editing-cycles>
    <meta:document-statistic meta:table-count="0" meta:image-count="0" meta:object-count="0" meta:page-count="2" meta:paragraph-count="30" meta:word-count="407" meta:character-count="3291" meta:non-whitespace-character-count="2929"/>
    <meta:generator>LibreOffice/7.5.7.1$Linux_X86_64 LibreOffice_project/50$Build-1</meta:generator>
  </office:meta>
</office:document-meta>
</file>